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7cm"/>
    </style:style>
    <style:style style:name="co2" style:family="table-column">
      <style:table-column-properties fo:break-before="auto" style:column-width="3.438cm"/>
    </style:style>
    <style:style style:name="co3" style:family="table-column">
      <style:table-column-properties fo:break-before="auto" style:column-width="2.632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3.73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G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lete" table:style-name="ta1">
        <table:shapes>
          <draw:frame draw:z-index="0" draw:style-name="gr1" draw:text-style-name="P1" svg:width="16.107cm" svg:height="10.257cm" svg:x="0cm" svg:y="6.407cm">
            <draw:object draw:notify-on-update-of-ranges="complete.B1:complete.F1 complete.A2:complete.A2 complete.B2:complete.F2 complete.A3:complete.A3 complete.B3:complete.F3 complete.A4:complete.A4 complete.B4:complete.F4 complete.A5:complete.A5 complete.B5:complete.F5 complete.A6:complete.A6 complete.B6:complete.F6 complete.A7:complete.A7 complete.B7:complete.F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'type'</text:p>
          </table:table-cell>
          <table:table-cell office:value-type="string" calcext:value-type="string">
            <text:p>10^2</text:p>
          </table:table-cell>
          <table:table-cell office:value-type="string" calcext:value-type="string">
            <text:p>10^3</text:p>
          </table:table-cell>
          <table:table-cell office:value-type="string" calcext:value-type="string">
            <text:p>10^4</text:p>
          </table:table-cell>
          <table:table-cell office:value-type="string" calcext:value-type="string">
            <text:p>10^5</text:p>
          </table:table-cell>
          <table:table-cell office:value-type="string" calcext:value-type="string">
            <text:p>10^6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0.0834339276" calcext:value-type="float">
            <text:p>0.0834339276</text:p>
          </table:table-cell>
          <table:table-cell office:value-type="float" office:value="0.7974156268" calcext:value-type="float">
            <text:p>0.7974156268</text:p>
          </table:table-cell>
          <table:table-cell office:value-type="float" office:value="7.0505285872" calcext:value-type="float">
            <text:p>7.0505285872</text:p>
          </table:table-cell>
          <table:table-cell office:value-type="float" office:value="73.619379173" calcext:value-type="float">
            <text:p>73.619379173</text:p>
          </table:table-cell>
          <table:table-cell office:value-type="float" office:value="688.8567168162" calcext:value-type="float">
            <text:p>688.8567168162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float" office:value="0.010968024" calcext:value-type="float">
            <text:p>0.010968024</text:p>
          </table:table-cell>
          <table:table-cell office:value-type="float" office:value="0.0530013182" calcext:value-type="float">
            <text:p>0.0530013182</text:p>
          </table:table-cell>
          <table:table-cell office:value-type="float" office:value="0.9373173828" calcext:value-type="float">
            <text:p>0.9373173828</text:p>
          </table:table-cell>
          <table:table-cell office:value-type="float" office:value="8.3485940286" calcext:value-type="float">
            <text:p>8.3485940286</text:p>
          </table:table-cell>
          <table:table-cell office:value-type="float" office:value="123.7640908548" calcext:value-type="float">
            <text:p>123.7640908548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0.1074274482" calcext:value-type="float">
            <text:p>0.1074274482</text:p>
          </table:table-cell>
          <table:table-cell office:value-type="float" office:value="0.503246131" calcext:value-type="float">
            <text:p>0.503246131</text:p>
          </table:table-cell>
          <table:table-cell office:value-type="float" office:value="4.9068624864" calcext:value-type="float">
            <text:p>4.9068624864</text:p>
          </table:table-cell>
          <table:table-cell office:value-type="float" office:value="54.2945587614" calcext:value-type="float">
            <text:p>54.2945587614</text:p>
          </table:table-cell>
          <table:table-cell office:value-type="float" office:value="480.832306413" calcext:value-type="float">
            <text:p>480.832306413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0.006835366" calcext:value-type="float">
            <text:p>0.006835366</text:p>
          </table:table-cell>
          <table:table-cell office:value-type="float" office:value="0.026023985" calcext:value-type="float">
            <text:p>0.026023985</text:p>
          </table:table-cell>
          <table:table-cell office:value-type="float" office:value="0.5807415542" calcext:value-type="float">
            <text:p>0.5807415542</text:p>
          </table:table-cell>
          <table:table-cell office:value-type="float" office:value="4.7706476692" calcext:value-type="float">
            <text:p>4.7706476692</text:p>
          </table:table-cell>
          <table:table-cell office:value-type="float" office:value="107.2474541114" calcext:value-type="float">
            <text:p>107.2474541114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0.0904217436" calcext:value-type="float">
            <text:p>0.0904217436</text:p>
          </table:table-cell>
          <table:table-cell office:value-type="float" office:value="0.6476784438" calcext:value-type="float">
            <text:p>0.6476784438</text:p>
          </table:table-cell>
          <table:table-cell office:value-type="float" office:value="7.7530593388" calcext:value-type="float">
            <text:p>7.7530593388</text:p>
          </table:table-cell>
          <table:table-cell office:value-type="float" office:value="62.2601433324" calcext:value-type="float">
            <text:p>62.2601433324</text:p>
          </table:table-cell>
          <table:table-cell office:value-type="float" office:value="632.1070469612" calcext:value-type="float">
            <text:p>632.1070469612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table:style-name="ce1" office:value-type="float" office:value="0.0112069918" calcext:value-type="float">
            <text:p>0.0112069918</text:p>
          </table:table-cell>
          <table:table-cell table:style-name="ce1" office:value-type="float" office:value="0.0463306582" calcext:value-type="float">
            <text:p>0.0463306582</text:p>
          </table:table-cell>
          <table:table-cell table:style-name="ce1" office:value-type="float" office:value="1.1820339978" calcext:value-type="float">
            <text:p>1.1820339978</text:p>
          </table:table-cell>
          <table:table-cell table:style-name="ce1" office:value-type="float" office:value="9.1482278994" calcext:value-type="float">
            <text:p>9.1482278994</text:p>
          </table:table-cell>
          <table:table-cell table:style-name="ce1" office:value-type="float" office:value="135.8274342436" calcext:value-type="float">
            <text:p>135.82743424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12:38:03.0741977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9T12:47:29.140117718</dc:date>
    <meta:editing-duration>PT1H41M46S</meta:editing-duration>
    <meta:editing-cycles>13</meta:editing-cycles>
    <meta:generator>LibreOffice/6.4.7.2$Linux_X86_64 LibreOffice_project/40$Build-2</meta:generator>
    <meta:document-statistic meta:table-count="1" meta:cell-count="4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108cm" svg:height="10.258cm" xlink:href=".." xlink:type="simple" chart:class="chart:line" chart:style-name="ch1">
        <chart:legend chart:legend-position="end" svg:x="13.134cm" svg:y="3.567cm" style:legend-expansion="high" chart:style-name="ch2"/>
        <chart:plot-area chart:style-name="ch3" table:cell-range-address="complete.B1:complete.F7 complete.A2:complete.A7" chart:data-source-has-labels="both" svg:x="0.564cm" svg:y="0.334cm" svg:width="12.299cm" svg:height="9.33cm">
          <chartooo:coordinate-region svg:x="1.683cm" svg:y="0.536cm" svg:width="10.808cm" svg:height="8.475cm"/>
          <chart:axis chart:dimension="x" chart:name="primary-x" chart:style-name="ch4" chartooo:axis-type="auto">
            <chartooo:date-scale/>
            <chart:title svg:x="6.235cm" svg:y="9.324cm" chart:style-name="ch5">
              <text:p>
N of Filters</text:p>
            </chart:title>
            <chart:categories table:cell-range-address="complete.B1:complete.F1"/>
          </chart:axis>
          <chart:axis chart:dimension="y" chart:name="primary-y" chart:style-name="ch6">
            <chart:title svg:x="0cm" svg:y="5.67cm" chart:style-name="ch7">
              <text:p>Seconds</text:p>
            </chart:title>
            <chart:grid chart:style-name="ch8" chart:class="major"/>
          </chart:axis>
          <chart:series chart:style-name="ch9" chart:values-cell-range-address="complete.B2:complete.F2" chart:label-cell-address="complete.A2:complete.A2" chart:class="chart:line">
            <chart:data-point chart:repeated="5"/>
          </chart:series>
          <chart:series chart:style-name="ch10" chart:values-cell-range-address="complete.B3:complete.F3" chart:label-cell-address="complete.A3:complete.A3" chart:class="chart:line">
            <chart:data-point chart:repeated="5"/>
          </chart:series>
          <chart:series chart:style-name="ch11" chart:values-cell-range-address="complete.B4:complete.F4" chart:label-cell-address="complete.A4:complete.A4" chart:class="chart:line">
            <chart:data-point chart:repeated="5"/>
          </chart:series>
          <chart:series chart:style-name="ch12" chart:values-cell-range-address="complete.B5:complete.F5" chart:label-cell-address="complete.A5:complete.A5" chart:class="chart:line">
            <chart:data-point chart:repeated="5"/>
          </chart:series>
          <chart:series chart:style-name="ch13" chart:values-cell-range-address="complete.B6:complete.F6" chart:label-cell-address="complete.A6:complete.A6" chart:class="chart:line">
            <chart:data-point chart:repeated="5"/>
          </chart:series>
          <chart:series chart:style-name="ch14" chart:values-cell-range-address="complete.B7:complete.F7" chart:label-cell-address="complete.A7:complete.A7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^2</text:p>
                <draw:g>
                  <svg:desc>complete.B1:complete.F1</svg:desc>
                </draw:g>
              </table:table-cell>
              <table:table-cell office:value-type="string">
                <text:p>10^3</text:p>
              </table:table-cell>
              <table:table-cell office:value-type="string">
                <text:p>10^4</text:p>
              </table:table-cell>
              <table:table-cell office:value-type="string">
                <text:p>10^5</text:p>
              </table:table-cell>
              <table:table-cell office:value-type="string">
                <text:p>10^6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complete.A2:complete.A2</svg:desc>
                </draw:g>
              </table:table-cell>
              <table:table-cell office:value-type="float" office:value="0.0834339276">
                <text:p>0.0834339276</text:p>
                <draw:g>
                  <svg:desc>complete.B2:complete.F2</svg:desc>
                </draw:g>
              </table:table-cell>
              <table:table-cell office:value-type="float" office:value="0.7974156268">
                <text:p>0.7974156268</text:p>
              </table:table-cell>
              <table:table-cell office:value-type="float" office:value="7.0505285872">
                <text:p>7.0505285872</text:p>
              </table:table-cell>
              <table:table-cell office:value-type="float" office:value="73.619379173">
                <text:p>73.619379173</text:p>
              </table:table-cell>
              <table:table-cell office:value-type="float" office:value="688.8567168162">
                <text:p>688.8567168162</text:p>
              </table:table-cell>
            </table:table-row>
            <table:table-row>
              <table:table-cell office:value-type="string">
                <text:p>'BF-Trie4'</text:p>
                <draw:g>
                  <svg:desc>complete.A3:complete.A3</svg:desc>
                </draw:g>
              </table:table-cell>
              <table:table-cell office:value-type="float" office:value="0.010968024">
                <text:p>0.010968024</text:p>
                <draw:g>
                  <svg:desc>complete.B3:complete.F3</svg:desc>
                </draw:g>
              </table:table-cell>
              <table:table-cell office:value-type="float" office:value="0.0530013182">
                <text:p>0.0530013182</text:p>
              </table:table-cell>
              <table:table-cell office:value-type="float" office:value="0.9373173828">
                <text:p>0.9373173828</text:p>
              </table:table-cell>
              <table:table-cell office:value-type="float" office:value="8.3485940286">
                <text:p>8.3485940286</text:p>
              </table:table-cell>
              <table:table-cell office:value-type="float" office:value="123.7640908548">
                <text:p>123.7640908548</text:p>
              </table:table-cell>
            </table:table-row>
            <table:table-row>
              <table:table-cell office:value-type="string">
                <text:p>'Bloofi'</text:p>
                <draw:g>
                  <svg:desc>complete.A4:complete.A4</svg:desc>
                </draw:g>
              </table:table-cell>
              <table:table-cell office:value-type="float" office:value="0.1074274482">
                <text:p>0.1074274482</text:p>
                <draw:g>
                  <svg:desc>complete.B4:complete.F4</svg:desc>
                </draw:g>
              </table:table-cell>
              <table:table-cell office:value-type="float" office:value="0.503246131">
                <text:p>0.503246131</text:p>
              </table:table-cell>
              <table:table-cell office:value-type="float" office:value="4.9068624864">
                <text:p>4.9068624864</text:p>
              </table:table-cell>
              <table:table-cell office:value-type="float" office:value="54.2945587614">
                <text:p>54.2945587614</text:p>
              </table:table-cell>
              <table:table-cell office:value-type="float" office:value="480.832306413">
                <text:p>480.832306413</text:p>
              </table:table-cell>
            </table:table-row>
            <table:table-row>
              <table:table-cell office:value-type="string">
                <text:p>'FlatBloofi'</text:p>
                <draw:g>
                  <svg:desc>complete.A5:complete.A5</svg:desc>
                </draw:g>
              </table:table-cell>
              <table:table-cell office:value-type="float" office:value="0.006835366">
                <text:p>0.006835366</text:p>
                <draw:g>
                  <svg:desc>complete.B5:complete.F5</svg:desc>
                </draw:g>
              </table:table-cell>
              <table:table-cell office:value-type="float" office:value="0.026023985">
                <text:p>0.026023985</text:p>
              </table:table-cell>
              <table:table-cell office:value-type="float" office:value="0.5807415542">
                <text:p>0.5807415542</text:p>
              </table:table-cell>
              <table:table-cell office:value-type="float" office:value="4.7706476692">
                <text:p>4.7706476692</text:p>
              </table:table-cell>
              <table:table-cell office:value-type="float" office:value="107.2474541114">
                <text:p>107.2474541114</text:p>
              </table:table-cell>
            </table:table-row>
            <table:table-row>
              <table:table-cell office:value-type="string">
                <text:p>'Hamming'</text:p>
                <draw:g>
                  <svg:desc>complete.A6:complete.A6</svg:desc>
                </draw:g>
              </table:table-cell>
              <table:table-cell office:value-type="float" office:value="0.0904217436">
                <text:p>0.0904217436</text:p>
                <draw:g>
                  <svg:desc>complete.B6:complete.F6</svg:desc>
                </draw:g>
              </table:table-cell>
              <table:table-cell office:value-type="float" office:value="0.6476784438">
                <text:p>0.6476784438</text:p>
              </table:table-cell>
              <table:table-cell office:value-type="float" office:value="7.7530593388">
                <text:p>7.7530593388</text:p>
              </table:table-cell>
              <table:table-cell office:value-type="float" office:value="62.2601433324">
                <text:p>62.2601433324</text:p>
              </table:table-cell>
              <table:table-cell office:value-type="float" office:value="632.1070469612">
                <text:p>632.1070469612</text:p>
              </table:table-cell>
            </table:table-row>
            <table:table-row>
              <table:table-cell office:value-type="string">
                <text:p>'BF-Trie8'</text:p>
                <draw:g>
                  <svg:desc>complete.A7:complete.A7</svg:desc>
                </draw:g>
              </table:table-cell>
              <table:table-cell office:value-type="float" office:value="0.0112069918">
                <text:p>0.0112069918</text:p>
                <draw:g>
                  <svg:desc>complete.B7:complete.F7</svg:desc>
                </draw:g>
              </table:table-cell>
              <table:table-cell office:value-type="float" office:value="0.0463306582">
                <text:p>0.0463306582</text:p>
              </table:table-cell>
              <table:table-cell office:value-type="float" office:value="1.1820339978">
                <text:p>1.1820339978</text:p>
              </table:table-cell>
              <table:table-cell office:value-type="float" office:value="9.1482278994">
                <text:p>9.1482278994</text:p>
              </table:table-cell>
              <table:table-cell office:value-type="float" office:value="135.8274342436">
                <text:p>135.82743424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